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1"/>
      <style:text-properties fo:font-size="18pt" style:font-size-asian="18pt" style:font-size-complex="18pt"/>
    </style:style>
    <style:style style:name="P4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ndomowe bagno</text:p>
      <text:p text:style-name="P4">Kingofhills</text:p>
      <text:p text:style-name="P1"/>
      <text:p text:style-name="P2">Dawno, dawno temu, gdy jeszcze nie miałem pojęcia, jak bardzo zmieniam swoje życie, postanowiłem podczas bardzo nudnej jazdy pociągiem z klasą pooglądać z jedną z moich znajomych odcinek pewnego znanego tu i ówdzie show. Na pierwszy rzut oka zdawało się głupie, nieodpowiednie, ale po pewnym czasie coraz więcej szczegółów pojawiało się i przysłaniało pierwsze, nieco odpychające wrażenie. Ów <office:annotation office:name="__Annotation__15_810332972"><dc:creator>Gandzia Gandzia</dc:creator><dc:date>2016-10-27T00:42:31</dc:date><text:p><text:span text:style-name="T1">Jednak bym zmienił, bo http://sjp.pwn.pl/poradnia/haslo/show;4223.html</text:span></text:p></office:annotation><office:annotation office:name="__Annotation__13_810332972"><dc:creator>Jakub Lisiecki</dc:creator><dc:date>2016-10-23T19:40:08</dc:date><text:p><text:span text:style-name="T1">Wrzuciłem to tylko jako ciekawostkę, nie jestem za zmianą na ów show. Poprawność poprawnością, a przyzwyczajenie i brzmienie swoją drogą</text:span></text:p></office:annotation><office:annotation office:name="__Annotation__11_810332972"><dc:creator>Mateusz Kingu</dc:creator><dc:date>2016-10-23T17:28:04</dc:date><text:p><text:span text:style-name="T1">Do tej pory zawsze, gdy słyszałem nazwę "show", pojawiała się ona w rodzaju nijakim, dlatego tak napisałem. Zresztą brzmi to o wiele lepiej niż "ów" show. No, ale poprawność przede wszystkim... zobaczymy co powie Gandzia.</text:span></text:p></office:annotation><office:annotation office:name="__Annotation__9_810332972"><dc:creator>Jakub Lisiecki</dc:creator><dc:date>2016-10-27T00:42:31</dc:date><text:p><text:span text:style-name="T1">Tu jest ciekawa sprawa. Teoretycznie "show" jest rodzaju męskiego, więc powinno być "ów show nosił". Ale jak to kiepsko brzmi :/</text:span></text:p></office:annotation>show<office:annotation-end office:name="__Annotation__9_810332972"/><office:annotation-end office:name="__Annotation__11_810332972"/><office:annotation-end office:name="__Annotation__13_810332972"/><office:annotation-end office:name="__Annotation__15_810332972"/> nosił nazwę „My Little Pony: Friendship is Magic”.</text:p>
      <text:p text:style-name="P2"/>
      <text:p text:style-name="P2">Jak się wkrótce okazało, na tym się nie skończyło. Całkiem szybko wsiąkłem w to bagno, z którego teraz tak naprawdę nie mogę się wydostać. Okazało się, że pastelowe koniki wciągają nader mocno, nawet pomimo swej cukierkowej, śmiesznej wręcz oprawy i pozornie banalnych, nierealnych morałów. Chociaż osobiście dość szybko od odcinków się odciąłem, pozostając przy części społecznej tego fenomenu. Jakoś tak się złożyło.</text:p>
      <text:p text:style-name="P2"/>
      <text:p text:style-name="P2">Co nie zmienia faktu, że wlazłem wtedy w kupę, którą ciężko z buta zetrzeć.</text:p>
      <text:p text:style-name="P2"/>
      <text:p text:style-name="P2">Dlaczego, spytacie? Spójrzmy na to z perspektywy osoby, która absolutnie nic w fandomie nie robi. Nie udziela się na forach, nie prowadzi żadnych blogów, nie współtworzy czasopisma internetowego. Po prostu sobie egzystuje i ogląda serial. Taka osoba ledwo tknęła wody butem, nie wchodząc głębiej. Jej bardzo łatwo się wydostać, choć zapewne buty będzie miała pobrudzone.</text:p>
      <text:p text:style-name="P2"/>
      <text:p text:style-name="P2">Ale im dalej w las, tym więcej powiązań. Poznajemy nowych kolegów, uczestniczymy w zabawach, gadamy na czacie, może nawet coś tworzymy. Piszemy fanfiki, tłumaczymy, czynimy muzykę… coraz bardziej się zatapiamy. Aż pewnego dnia uświadamiamy sobie, że warto by wreszcie wyjść, zająć się życiem.</text:p>
      <text:p text:style-name="P2"/>
      <text:p text:style-name="P2">Nie da się! Fandom ryje nam psychikę, tworzy bruzdy, które zostaną tam na zawsze. Koniec końców wielu ludzi włożyło sporo swojego jestestwa w ten niezależny, abstrakcyjny twór, tę społeczność osób, którym podobał się serial animowany początkowo przeznaczony dla małych dziewczynek.</text:p>
      <text:p text:style-name="P2"/>
      <text:p text:style-name="P2">I tak oto siedzę tu, pisząc ten felieton, zamiast zajmować się jakąś pożyteczną w życiu rzeczą, np. płatną pracą czy nauką na studia. Na fandom od dawna patrzę z pewnym dystansem, nie poświęcam mu żadnej szczególnej uwagi. A jednak podoba mi się fakt, że spędzam czas kreatywnie, z ludźmi, którzy są dla mnie niczym pełna rodzina specjalnej troski, <office:annotation office:name="__Annotation__26_810332972"><dc:creator>Gandzia Gandzia</dc:creator><dc:date>2016-10-27T00:46:21</dc:date><text:p><text:span text:style-name="T1">#RemoveKonfa</text:span></text:p></office:annotation>na konferencji w programie, który odszedł do lamusa z dziesięć lat temu<office:annotation-end office:name="__Annotation__26_810332972"/>, w czasopiśmie czytanym przez niektóre tylko osoby z fandomu. Bo to jest po prostu fajne.</text:p>
      <text:p text:style-name="P2"/>
      <text:p text:style-name="P2">Nic nie poradzę, to wciąga. Teraz nawet jakbym chciał, to nie mogę się całkiem oderwać od ładnych paru lat z mojego życiorysu. Czy to przez sentyment, czy raczej przez zobowiązanie, rezygnować z pisania i udzielania się nie zamierza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3T23:16:52.038000000</dc:date>
    <meta:editing-duration>PT4H24M11S</meta:editing-duration>
    <meta:editing-cycles>1</meta:editing-cycles>
    <meta:document-statistic meta:table-count="0" meta:image-count="0" meta:object-count="0" meta:page-count="1" meta:paragraph-count="10" meta:word-count="407" meta:character-count="2654" meta:non-whitespace-character-count="2257"/>
  </office:meta>
</office:document-meta>
</file>